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5"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46" style:family="paragraph" style:parent-style-name="Standard">
      <style:text-properties style:font-name="PT Mono" officeooo:paragraph-rsid="0013202e"/>
    </style:style>
    <style:style style:name="P47" style:family="paragraph" style:parent-style-name="Standard">
      <style:paragraph-properties fo:break-before="page"/>
      <style:text-properties style:font-name="PT Mono" officeooo:paragraph-rsid="0013202e"/>
    </style:style>
    <style:style style:name="P48" style:family="paragraph" style:parent-style-name="Footnote">
      <style:text-properties fo:font-size="8pt" officeooo:rsid="0324c139" officeooo:paragraph-rsid="0324c139" style:font-size-asian="8pt" style:font-size-complex="8pt"/>
    </style:style>
    <style:style style:name="P49" style:family="paragraph" style:parent-style-name="Footnote">
      <style:text-properties fo:font-size="8pt" officeooo:rsid="0346a184" officeooo:paragraph-rsid="0346a184" style:font-size-asian="7pt" style:font-size-complex="8pt"/>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68a84" officeooo:paragraph-rsid="03668a84"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a543a" officeooo:paragraph-rsid="036a543a"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fcc24" officeooo:paragraph-rsid="036fcc24"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be092"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e867" officeooo:paragraph-rsid="037fe867"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fo:font-style="italic" officeooo:rsid="0364c05e" style:font-style-asian="italic" style:font-style-complex="italic"/>
    </style:style>
    <style:style style:name="T21" style:family="text">
      <style:text-properties fo:font-style="italic" officeooo:rsid="036f1f6c" style:font-style-asian="italic" style:font-style-complex="italic"/>
    </style:style>
    <style:style style:name="T22" style:family="text">
      <style:text-properties fo:font-style="italic" officeooo:rsid="038261f8" style:font-style-asian="italic" style:font-style-complex="italic"/>
    </style:style>
    <style:style style:name="T23" style:family="text">
      <style:text-properties officeooo:rsid="0321229e"/>
    </style:style>
    <style:style style:name="T24" style:family="text">
      <style:text-properties officeooo:rsid="0322ce2c"/>
    </style:style>
    <style:style style:name="T25" style:family="text">
      <style:text-properties officeooo:rsid="0327669f"/>
    </style:style>
    <style:style style:name="T26" style:family="text">
      <style:text-properties officeooo:rsid="0327a975"/>
    </style:style>
    <style:style style:name="T27" style:family="text">
      <style:text-properties officeooo:rsid="03295add"/>
    </style:style>
    <style:style style:name="T28" style:family="text">
      <style:text-properties officeooo:rsid="032a7a34"/>
    </style:style>
    <style:style style:name="T29" style:family="text">
      <style:text-properties officeooo:rsid="032befbd"/>
    </style:style>
    <style:style style:name="T30" style:family="text">
      <style:text-properties officeooo:rsid="032d1296"/>
    </style:style>
    <style:style style:name="T31" style:family="text">
      <style:text-properties officeooo:rsid="032dd5d0"/>
    </style:style>
    <style:style style:name="T32" style:family="text">
      <style:text-properties officeooo:rsid="032e2a5c"/>
    </style:style>
    <style:style style:name="T33" style:family="text">
      <style:text-properties officeooo:rsid="032e2e84"/>
    </style:style>
    <style:style style:name="T34" style:family="text">
      <style:text-properties officeooo:rsid="032f12ea"/>
    </style:style>
    <style:style style:name="T35" style:family="text">
      <style:text-properties officeooo:rsid="033002c0"/>
    </style:style>
    <style:style style:name="T36" style:family="text">
      <style:text-properties officeooo:rsid="0331e8af"/>
    </style:style>
    <style:style style:name="T37" style:family="text">
      <style:text-properties officeooo:rsid="0332e46a"/>
    </style:style>
    <style:style style:name="T38" style:family="text">
      <style:text-properties officeooo:rsid="033445b5"/>
    </style:style>
    <style:style style:name="T39" style:family="text">
      <style:text-properties officeooo:rsid="033560da"/>
    </style:style>
    <style:style style:name="T40" style:family="text">
      <style:text-properties officeooo:rsid="033589ce"/>
    </style:style>
    <style:style style:name="T41" style:family="text">
      <style:text-properties officeooo:rsid="0338f6ab"/>
    </style:style>
    <style:style style:name="T42" style:family="text">
      <style:text-properties officeooo:rsid="033a610d"/>
    </style:style>
    <style:style style:name="T43" style:family="text">
      <style:text-properties officeooo:rsid="033b70f2"/>
    </style:style>
    <style:style style:name="T44" style:family="text">
      <style:text-properties officeooo:rsid="033e87f9"/>
    </style:style>
    <style:style style:name="T45" style:family="text">
      <style:text-properties officeooo:rsid="03405ff0"/>
    </style:style>
    <style:style style:name="T46" style:family="text">
      <style:text-properties officeooo:rsid="0341bbeb"/>
    </style:style>
    <style:style style:name="T47" style:family="text">
      <style:text-properties officeooo:rsid="034319d9"/>
    </style:style>
    <style:style style:name="T48" style:family="text">
      <style:text-properties officeooo:rsid="0346a184"/>
    </style:style>
    <style:style style:name="T49" style:family="text">
      <style:text-properties fo:font-style="normal" style:font-style-asian="normal" style:font-style-complex="normal"/>
    </style:style>
    <style:style style:name="T50" style:family="text">
      <style:text-properties fo:font-style="normal" officeooo:rsid="03478123" style:font-style-asian="normal" style:font-style-complex="normal"/>
    </style:style>
    <style:style style:name="T51" style:family="text">
      <style:text-properties fo:font-style="normal" officeooo:rsid="0348f4de" style:font-style-asian="normal" style:font-style-complex="normal"/>
    </style:style>
    <style:style style:name="T52" style:family="text">
      <style:text-properties fo:font-style="normal" officeooo:rsid="03497f67" style:font-style-asian="normal" style:font-style-complex="normal"/>
    </style:style>
    <style:style style:name="T53" style:family="text">
      <style:text-properties officeooo:rsid="03478123"/>
    </style:style>
    <style:style style:name="T54" style:family="text">
      <style:text-properties officeooo:rsid="0348f4de"/>
    </style:style>
    <style:style style:name="T55" style:family="text">
      <style:text-properties officeooo:rsid="03497f67"/>
    </style:style>
    <style:style style:name="T56" style:family="text">
      <style:text-properties officeooo:rsid="034b56e8"/>
    </style:style>
    <style:style style:name="T57" style:family="text">
      <style:text-properties officeooo:rsid="034cd685"/>
    </style:style>
    <style:style style:name="T58" style:family="text">
      <style:text-properties officeooo:rsid="034d4bb0"/>
    </style:style>
    <style:style style:name="T59" style:family="text">
      <style:text-properties officeooo:rsid="034f6bdc"/>
    </style:style>
    <style:style style:name="T60" style:family="text">
      <style:text-properties style:text-position="super 58%" officeooo:rsid="037961ff"/>
    </style:style>
    <style:style style:name="T61" style:family="text">
      <style:text-properties style:text-position="super 58%" officeooo:rsid="03808574"/>
    </style:style>
    <style:style style:name="T62" style:family="text">
      <style:text-properties style:text-position="super 58%" officeooo:rsid="038261f8"/>
    </style:style>
    <style:style style:name="T63" style:family="text">
      <style:text-properties style:text-position="0% 100%" style:text-underline-style="none"/>
    </style:style>
    <style:style style:name="T64" style:family="text">
      <style:text-properties style:text-position="0% 100%" officeooo:rsid="037961ff"/>
    </style:style>
    <style:style style:name="T65" style:family="text">
      <style:text-properties style:text-position="0% 100%" officeooo:rsid="03808574"/>
    </style:style>
    <style:style style:name="T66" style:family="text">
      <style:text-properties style:text-position="0% 100%" officeooo:rsid="038261f8"/>
    </style:style>
    <style:style style:name="T67" style:family="text">
      <style:text-properties officeooo:rsid="0352612a"/>
    </style:style>
    <style:style style:name="T68" style:family="text">
      <style:text-properties officeooo:rsid="0352ef6a"/>
    </style:style>
    <style:style style:name="T69" style:family="text">
      <style:text-properties officeooo:rsid="035465f0"/>
    </style:style>
    <style:style style:name="T70" style:family="text">
      <style:text-properties officeooo:rsid="0356c528"/>
    </style:style>
    <style:style style:name="T71" style:family="text">
      <style:text-properties officeooo:rsid="0357d75b"/>
    </style:style>
    <style:style style:name="T72" style:family="text">
      <style:text-properties officeooo:rsid="035a7ace"/>
    </style:style>
    <style:style style:name="T73" style:family="text">
      <style:text-properties officeooo:rsid="035dd40d"/>
    </style:style>
    <style:style style:name="T74" style:family="text">
      <style:text-properties officeooo:rsid="036009f4"/>
    </style:style>
    <style:style style:name="T75" style:family="text">
      <style:text-properties officeooo:rsid="036328f5"/>
    </style:style>
    <style:style style:name="T76" style:family="text">
      <style:text-properties officeooo:rsid="0364c05e"/>
    </style:style>
    <style:style style:name="T77" style:family="text">
      <style:text-properties officeooo:rsid="03687d4c"/>
    </style:style>
    <style:style style:name="T78" style:family="text">
      <style:text-properties officeooo:rsid="0368ab92"/>
    </style:style>
    <style:style style:name="T79" style:family="text">
      <style:text-properties officeooo:rsid="036d1016"/>
    </style:style>
    <style:style style:name="T80" style:family="text">
      <style:text-properties officeooo:rsid="036f1120"/>
    </style:style>
    <style:style style:name="T81" style:family="text">
      <style:text-properties officeooo:rsid="036f1f6c"/>
    </style:style>
    <style:style style:name="T82" style:family="text">
      <style:text-properties officeooo:rsid="0370197a"/>
    </style:style>
    <style:style style:name="T83" style:family="text">
      <style:text-properties officeooo:rsid="0370699f"/>
    </style:style>
    <style:style style:name="T84" style:family="text">
      <style:text-properties officeooo:rsid="0370ecb4"/>
    </style:style>
    <style:style style:name="T85" style:family="text">
      <style:text-properties officeooo:rsid="0372e758"/>
    </style:style>
    <style:style style:name="T86" style:family="text">
      <style:text-properties officeooo:rsid="0373816d"/>
    </style:style>
    <style:style style:name="T87" style:family="text">
      <style:text-properties officeooo:rsid="0374b637"/>
    </style:style>
    <style:style style:name="T88" style:family="text">
      <style:text-properties officeooo:rsid="0375b407"/>
    </style:style>
    <style:style style:name="T89" style:family="text">
      <style:text-properties officeooo:rsid="037810de"/>
    </style:style>
    <style:style style:name="T90" style:family="text">
      <style:text-properties officeooo:rsid="037961ff"/>
    </style:style>
    <style:style style:name="T91" style:family="text">
      <style:text-properties officeooo:rsid="037a0fba"/>
    </style:style>
    <style:style style:name="T92" style:family="text">
      <style:text-properties officeooo:rsid="037b1208"/>
    </style:style>
    <style:style style:name="T93" style:family="text">
      <style:text-properties officeooo:rsid="037c7c8e"/>
    </style:style>
    <style:style style:name="T94" style:family="text">
      <style:text-properties officeooo:rsid="037e2347"/>
    </style:style>
    <style:style style:name="T95" style:family="text">
      <style:text-properties officeooo:rsid="03808574"/>
    </style:style>
    <style:style style:name="T96" style:family="text">
      <style:text-properties officeooo:rsid="038261f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46"><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X.XVII</text:p>
      <text:p text:style-name="P45"><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45"><text:span text:style-name="T3"/></text:p>
      <text:p text:style-name="P4">X.XVIII</text:p>
      <text:p text:style-name="P45"><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45"><text:span text:style-name="T3"/></text:p>
      <text:p text:style-name="P4">X.XIX</text:p>
      <text:p text:style-name="P45"><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45"><text:span text:style-name="T3"/></text:p>
      <text:p text:style-name="P4">X.XX</text:p>
      <text:p text:style-name="P45"><text:span text:style-name="T3"/></text:p>
      <text:p text:style-name="P45"><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45"><text:span text:style-name="T3"/></text:p>
      <text:p text:style-name="P4">X.XXI</text:p>
      <text:p text:style-name="P45"><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45"><text:span text:style-name="T3"/></text:p>
      <text:p text:style-name="P5">. . .</text:p>
      <text:p text:style-name="P45"><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45"><text:span text:style-name="T3"/></text:p>
      <text:p text:style-name="P45"><text:span text:style-name="T3"/></text:p>
      <text:p text:style-name="P45"><text:span text:style-name="T3"/></text:p>
      <text:p text:style-name="P45"><text:span text:style-name="T3"/></text:p>
      <text:p text:style-name="P45"><text:soft-page-break/><text:span text:style-name="T3">X.XXII</text:span></text:p>
      <text:p text:style-name="P45"><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45"><text:span text:style-name="T3"/></text:p>
      <text:p text:style-name="P5">. . .</text:p>
      <text:p text:style-name="P45"><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45"><text:span text:style-name="T3">. . .</text:span><text:span text:style-name="T4">I finished Outbreak, started a Libre Office file for this journal, pasted my recent entries from Google Keep, 7:52.</text:span></text:p>
      <text:p text:style-name="P45"><text:span text:style-name="T4"/></text:p>
      <text:p text:style-name="P6">X.XXIII</text:p>
      <text:p text:style-name="P45"><text:span text:style-name="T4"/></text:p>
      <text:p text:style-name="P45"><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45"><text:span text:style-name="T4"/></text:p>
      <text:p text:style-name="P7">. . .</text:p>
      <text:p text:style-name="P45"><text:span text:style-name="T4"/></text:p>
      <text:p text:style-name="P45"><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45"><text:span text:style-name="T4"/></text:p>
      <text:p text:style-name="P45"><text:span text:style-name="T4"/></text:p>
      <text:p text:style-name="P45"><text:span text:style-name="T4"/></text:p>
      <text:p text:style-name="P45"><text:soft-page-break/><text:span text:style-name="T4">X.XXIV</text:span></text:p>
      <text:p text:style-name="P45"><text:span text:style-name="T4"/></text:p>
      <text:p text:style-name="P45"><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45"><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45"><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45"><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3">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7">ten</text:span>, ate vitamins, and, as Hannah formulated plans to work on her laptop/drink coffee, I decided I would drive home to get out of her way. We kissed passionately <text:span text:style-name="T27">as</text:span> she pushed me out the door. Kathryn hollered “Intruder!” at me and I corrected her, telling her I was an <text:span text:style-name="T19">ex</text:span>truder. I got in the car, drove home, took off my shoes and wrote at the Hog, 10:20.</text:p>
      <text:p text:style-name="P25">. . .<text:span text:style-name="T24">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4">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48"><text:span text:style-name="T26">The trio plays through </text:span>Sofia, Odetta, <text:span text:style-name="T25">Back to the Sun, Wolf House </text:span><text:span text:style-name="T26">and</text:span><text:span text:style-name="T25"> </text:span><text:span text:style-name="T26">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29">found</text:span> Telestrations. After Hannah carefully read the rules, we played three very fun rounds.</text:p>
      <text:p text:style-name="P27"><text:s text:c="3"/>We took a lap around the AtHome building, looking for potable water, ended up practically where we <text:span text:style-name="T29">had</text:span> started, grabbed a couple cases of Sofia, put them in the car, unloaded our wet laundry, drove to my house. Hannah used the restroom while I gathered my things. I started <text:span text:style-name="T29">drying my</text:span> laundry, chatted with Tony &amp; Maria about being quiet, Linux, art, processes, <text:span text:style-name="T29">walking, </text:span>weak bonds.</text:p>
      <text:p text:style-name="P27"><text:s text:c="3"/>I walked to Odd’s, ordered a latte, sat in the shade on the back deck, walked home, put on the latest batch of Ever-Expanding trio jams, wrote until 2:23. . .<text:span text:style-name="T28">I </text:span><text:span text:style-name="T29">listened</text:span><text:span text:style-name="T28"> again, folded and put away my laundry, took my drums to the car, ate my tacos and wrote, 3:27.</text:span></text:p>
      <text:p text:style-name="P27"/>
      <text:p text:style-name="P28">. . .</text:p>
      <text:p text:style-name="P28"/>
      <text:p text:style-name="P29">I packed my bag with boots, <text:span text:style-name="T29">dress</text:span> shirt, <text:span text:style-name="T29">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29">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31">floor</text:span>.</text:p>
      <text:p text:style-name="P29"><text:s text:c="3"/>I loaded drums into Hannah’s house and set them up while she focused on laundry, eating sour worms all the while. I said goodbye, drove to WCK, then home. I ate, sat at the Hog and wrote, 2:38. . .<text:span text:style-name="T30">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31">ed</text:span> why I hadn’t even recognized him on the way to Devin’s house.</text:p>
      <text:p text:style-name="P31"><text:soft-page-break/><text:s text:c="3"/>We drove Melissa home and then talked about how weird <text:span text:style-name="T36">rehearsal</text:span> <text:span text:style-name="T36">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6">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32">I stood around Org in an LBRS group for ages, eventually went and ran a very long and funny run with my old pal Calal. I ported to Moonglade and got on the FP to Org, 2:02. . .</text:span><text:span text:style-name="T33">I laid in bed, realized I might finally have motivation to do some creative writing, did a section about getting my laptop stolen, moving to Hill Hall and meeting Matt Martin, went to UJ, ordered a burger.</text:span></text:p>
      <text:p text:style-name="P32"><text:s text:c="3"/><text:span text:style-name="T33">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34">I wrote about seeing The Porches, laid in bed, got a visit from Hannah, cuddled, let her read what I had written and got the most amazing encouragement. I kissed her goodnight and sat at the computer, 11:31. . .</text:span><text:span text:style-name="T35">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37">I typed up the edits I had marked, reprinted and moved to the bed to write some more, this time with Hannah’s advice: keep it true and don’t make edits. I detailed from after having seen the Porches through playing Brass Taps.</text:span></text:p>
      <text:p text:style-name="P50"><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7">. . .</text:p>
      <text:p text:style-name="P36"/>
      <text:p text:style-name="P38">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8"><text:s text:c="3"/>We both ordered spaghetti, drove back to her house, cuddled on the couch. She wanted to look <text:span text:style-name="T39">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8"/>
      <text:p text:style-name="P38">XI.VI</text:p>
      <text:p text:style-name="P38"/>
      <text:p text:style-name="P38">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8"><text:s text:c="3"/><text:span text:style-name="T38">I looked at my phone for a while, got up, wrote at the computer and received a text from Hannah. The first part was a picture of her Artist’s Way Every Day book that said:</text:span></text:p>
      <text:p text:style-name="P38"><text:s text:c="3"/>“<text:span text:style-name="T38">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8"><text:s text:c="3"/><text:span text:style-name="T38">She followed up saying, “Good morning. Hope you got good rest and are having a good day so far [heart emoji] Glad I got to snuggle you last night!”</text:span></text:p>
      <text:p text:style-name="P38"><text:s text:c="3"/><text:span text:style-name="T38">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40">I went downstairs, made a cup of coffee, came back up ate some grapes in bed, looked at my phone, printed a page from my journal, 11:08.</text:span></text:p>
      <text:p text:style-name="P38"><text:soft-page-break/>. . .<text:span text:style-name="T41">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8"><text:s text:c="3"/><text:span text:style-name="T41">We sat on the porch and talked to Tommy about Trump, then a bit about our lives after he left. I wrote </text:span><text:span text:style-name="T43">some</text:span><text:span text:style-name="T41">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8">. . .<text:span text:style-name="T42">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8"/>
      <text:p text:style-name="P39">. . .</text:p>
      <text:p text:style-name="P38"/>
      <text:p text:style-name="P40">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0"><text:s text:c="3"/>Hannah got tired so I drove us back to her house, where we snuggled on the couch, moved to the bed. I think I caught a wink of sleep but suddenly felt very awake. I went to the living room, looked at my phone for a while and eventually slept.</text:p>
      <text:p text:style-name="P40"/>
      <text:p text:style-name="P40"/>
      <text:p text:style-name="P40"/>
      <text:p text:style-name="P40"><text:soft-page-break/>XI.VII</text:p>
      <text:p text:style-name="P40"/>
      <text:p text:style-name="P40">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0"><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0"><text:s text:c="3"/>I said hi to Tony, who had acquired a new computer, took off my shoes, sat at the Hog and wrote, 2:36.</text:p>
      <text:p text:style-name="P40"/>
      <text:p text:style-name="P41">. . .</text:p>
      <text:p text:style-name="P40"/>
      <text:p text:style-name="P42">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2"><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2"/>
      <text:p text:style-name="P43">XI.VIII</text:p>
      <text:p text:style-name="P43"/>
      <text:p text:style-name="P43">I woke and sorted through a lot of texts. Hannah liked that I had said I love you. Melissa sen<text:span text:style-name="T47">t</text:span> the friend<text:span text:style-name="T47">s</text:span> text a Facebook link to an Instagram reel, the outside bones <text:span text:style-name="T47">video</text:span>. I don’t know if she knows we already quote that <text:span text:style-name="T47">song</text:span> all the time. There were wordy texts from people saying they couldn’t be at the upcoming Saturday night Ether Jam. Also my dad got Wordle in four, so I played (READY in four.)</text:p>
      <text:p text:style-name="P43"><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47">d</text:span>rank my coffee and wrote, going to the mailbox when the mailman came by in hopes of receiving my Musicares check, 10:26. . .<text:span text:style-name="T44">I laid in bed looking at my phone until 12:21.</text:span></text:p>
      <text:p text:style-name="P43">. . .<text:span text:style-name="T45">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47">Hannah</text:span><text:span text:style-name="T45"> some emergency coffee and hop waters, drove to her house.</text:span></text:p>
      <text:p text:style-name="P43"><text:s text:c="3"/><text:span text:style-name="T45">I said hello to the cats, laid on the couch, wrote about my COVID Carrier routine to moving out of Cait’s, packed up my drums, drove to Meyers, wrote at the Hog, 3:59. . .</text:span><text:span text:style-name="T46">I walked up to Odd’s, ordered a latte, sat on the porch, detailed from </text:span><text:soft-page-break/><text:span text:style-name="T46">moving into Eric’s to telling Hannah it seemed like we like each other. I walked by the Brew Pump, said hey to Trey, talked about how neither of us miss the Foundry Hotel and its games, said </text:span><text:span text:style-name="T54">wassup</text:span><text:span text:style-name="T46"> to Lamont, walked home, took off my shoes, sat at the Hog and wrote, 5:27.</text:span></text:p>
      <text:p text:style-name="P43"/>
      <text:p text:style-name="P44">XI.IX</text:p>
      <text:p text:style-name="P44"/>
      <text:p text:style-name="P44">I woke before my 7:15 alarm, played Wordle (SWELL in five,) made a cup of Nespresso but forgot to put in a fresh pod, took drums out of my car, ate grapes, got dressed, packed an overnight bag and wrote, 7:39.</text:p>
      <text:p text:style-name="P44"/>
      <text:p text:style-name="P52">. . .</text:p>
      <text:p text:style-name="P44"/>
      <text:p text:style-name="P44">I drove to Hannah’s, helped her pack the car. We drove down the mountain, stopping for air and <text:span text:style-name="T54">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4"><text:s text:c="3"/>I hurried to the car so I could get out of my shoes and into a different hoodie, went back to the stage, helped Hannah carry her things to the car, then walked with Melissa into the festival a bit. <text:span text:style-name="T54">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4"><text:s text:c="3"/>We walked back towards the car, stopping briefly to hear a gospel rock band play <text:span text:style-name="T19">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54">Feescake Chacktory</text:span> was way too busy, so we went to the food court, ate some salty Asian <text:span text:style-name="T54">cuisine</text:span>, got chair massages, drove to Walgreens looking for epso<text:span text:style-name="T54">m</text:span> salts and a tub stopper. We got vitamins, drove to Publix, bought a bath mat, chocolate, Nerds gummy clusters, went to the hotel.</text:p>
      <text:p text:style-name="P44"><text:s text:c="3"/>They had tub stoppers in the lobby. <text:span text:style-name="T54">Hannah</text:span> took a bath first while I scrolled on Insty, and then <text:span text:style-name="T48">I</text:span> took one. We cuddled a bit and then slept in separate beds.</text:p>
      <text:p text:style-name="P44"/>
      <text:p text:style-name="P44">XI.X</text:p>
      <text:p text:style-name="P44"/>
      <text:p text:style-name="P44">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4"><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4"/>
      <text:p text:style-name="P52">. . .</text:p>
      <text:p text:style-name="P44"/>
      <text:p text:style-name="P53">I laid in bed, logged onto WoW, joined up with Temple, made an attempt at Nef, wiped, ran MC, won the Lava Dredger, made another attempt at Nef, wiped again, had a headache, logged off, went to bed.</text:p>
      <text:p text:style-name="P53"/>
      <text:p text:style-name="P53"/>
      <text:p text:style-name="P53"><text:soft-page-break/></text:p>
      <text:p text:style-name="P53"/>
      <text:p text:style-name="P53">XI.XI</text:p>
      <text:p text:style-name="P53"/>
      <text:p text:style-name="P53">I woke, played Wordle (STOIC in three,) flossed, rinsed, brushed, rinsed <text:span text:style-name="T68">again</text:span>, laid in bed some more, <text:span text:style-name="T55">d</text:span>9:46<text:note text:id="ftn0" text:note-class="footnote"><text:note-citation>2</text:note-citation><text:note-body><text:p text:style-name="P49">Ross is <text:span text:style-name="T53">trying</text:span> a system where, instead of explaining <text:span text:style-name="T19">where</text:span><text:span text:style-name="T49"> he has written in his journal, </text:span><text:span text:style-name="T50">he indicates with </text:span><text:span text:style-name="T49">a letter preceding the time: </text:span><text:span text:style-name="T52">d</text:span><text:span text:style-name="T51"> for the </text:span><text:span text:style-name="T52">desktop</text:span><text:span text:style-name="T51">,</text:span><text:span text:style-name="T49"> p for phone, </text:span><text:span text:style-name="T52">l</text:span><text:span text:style-name="T49"> for </text:span><text:span text:style-name="T52">laptop</text:span><text:span text:style-name="T49">, j for journal, </text:span><text:span text:style-name="T52">p for scrap paper</text:span><text:span text:style-name="T49">.</text:span></text:p></text:note-body></text:note>.</text:p>
      <text:p text:style-name="P53"/>
      <text:p text:style-name="P54">. . .</text:p>
      <text:p text:style-name="P53"/>
      <text:p text:style-name="P55">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55"><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68">and we both had</text:span> Coke<text:span text:style-name="T68">s</text:span>. She had to go to work and so venmoed me while I finished eating.</text:p>
      <text:p text:style-name="P55"><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56">I finished my coffee, took multiple naps, opened a hop water, logged into WoW for a while, joined a group for DM West that never got off the ground, logged off, d8:00.</text:span></text:p>
      <text:p text:style-name="P55"><text:s text:c="3"/><text:span text:style-name="T57">I wrote in LHS detailing from the first time Hannah rejected me up until today, briefly mentioning joining the Ever-Expanding, then typed all that up, </text:span><text:span text:style-name="T58">printed and pasted it, d8:51.</text:span></text:p>
      <text:p text:style-name="P56"><text:soft-page-break/>XI.XII</text:p>
      <text:p text:style-name="P56"/>
      <text:p text:style-name="P56">I woke after sleeping very heavily when my alarm went off at 10AM——before that, actually, around 9:30. I got some texts and then a call from Hannah, said I would come make a coffee at her house. I packed s<text:span text:style-name="T68">o</text:span>me plums, two hop waters, a banana, drove down. She had told Melissa she was no longer on the Eulogy gig and Meliss was very upset <text:span text:style-name="T68">and t</text:span>hey would be talking later.</text:p>
      <text:p text:style-name="P56"><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6"><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6"><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6"/>
      <text:p text:style-name="P56">XI.XIII</text:p>
      <text:p text:style-name="P56"/>
      <text:p text:style-name="P57">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59">I hopped in the car and was surprised that the low tire light had not gone off, drove straight to the shed. I was four minutes </text:span><text:soft-page-break/><text:span text:style-name="T59">early, but </text:span><text:span text:style-name="T68">Steve</text:span><text:span text:style-name="T59">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7">. . .<text:span text:style-name="T67">Hannah called and invited me over, so I went down there, where we hung on the couch, talked, went to bed. She eventually moved to the guest room.</text:span></text:p>
      <text:p text:style-name="P58"/>
      <text:p text:style-name="P58">XI.XIV</text:p>
      <text:p text:style-name="P58"/>
      <text:p text:style-name="P58">I woke at nine, went to the guestroom, but it seemed like there was no <text:span text:style-name="T69">space</text:span> for me. Hannah said, “<text:span text:style-name="T69">Good morning</text:span>,” and the cats cleared out, so I got into bed. Neville climbed on top of me, but Hannah’s phone started going off in the dining room, so I had to move him. He climbed on top of me again, but <text:span text:style-name="T19">my</text:span> alarm went off, which meant it was time for coffee.</text:p>
      <text:p text:style-name="P58"><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8"><text:s text:c="3"/>We recorded a bunch more awesome tunes, went to Moe’s BBQ, back, tracked another quick idea then did a 15-minute Constellation jam, listened to things on the porch. Steve went home while Kev, Dom<text:span text:style-name="T69">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8"/>
      <text:p text:style-name="P59">. . .</text:p>
      <text:p text:style-name="P58"/>
      <text:p text:style-name="P60">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60"><text:s text:c="3"/>She had started to fall asleep with her clothes on, and, when I clicked on a <text:span text:style-name="T71">r</text:span>eel of a Nickelodeon commercial for a noise-making baseball bat, started her and the cats both. It was the most upset she had ever been with me, but I rubbed her head and back until she was calm again. She eventually went to the guest room.</text:p>
      <text:p text:style-name="P60"/>
      <text:p text:style-name="P60">XI.XV</text:p>
      <text:p text:style-name="P60"/>
      <text:p text:style-name="P60">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60"><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71">p</text:span>acked my bag full of snacks and wrote, d1043.</text:p>
      <text:p text:style-name="P60"/>
      <text:p text:style-name="P61">. . .</text:p>
      <text:p text:style-name="P60"/>
      <text:p text:style-name="P62">I drove to the shed and was the first one there, went inside, talked with Scott about h<text:span text:style-name="T71">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70">Scott just sent some photos and a list of tunes, d845:</text:span></text:p>
      <text:p text:style-name="P62"/>
      <text:p text:style-name="P82">Constellation</text:p>
      <text:p text:style-name="P82">Say Man</text:p>
      <text:p text:style-name="P82">Mtn Lion</text:p>
      <text:p text:style-name="P82">Dark Horse</text:p>
      <text:p text:style-name="P82">Sophia</text:p>
      <text:p text:style-name="P82">Almost the One</text:p>
      <text:p text:style-name="P82">S.O.S</text:p>
      <text:p text:style-name="P82">Power</text:p>
      <text:p text:style-name="P82">Perpetual</text:p>
      <text:p text:style-name="P82">Bobby Love</text:p>
      <text:p text:style-name="P82">Heart N’ Split</text:p>
      <text:p text:style-name="P82">The Corner</text:p>
      <text:p text:style-name="P82">Back to the Sun</text:p>
      <text:p text:style-name="P82">The Get Down</text:p>
      <text:p text:style-name="P82">We Way</text:p>
      <text:p text:style-name="P82">Only Ever</text:p>
      <text:p text:style-name="P82">One Good Reason</text:p>
      <text:p text:style-name="P82">Bridge</text:p>
      <text:p text:style-name="P82">Mtn Dew</text:p>
      <text:p text:style-name="P82">Time on Time</text:p>
      <text:p text:style-name="P82">Haunted</text:p>
      <text:p text:style-name="P82">Just a Little Longer</text:p>
      <text:p text:style-name="P82">Odetta</text:p>
      <text:p text:style-name="P82"/>
      <text:p text:style-name="P63">Hannah called around 10:30, stopped by for a cuddle, d1209. . .<text:span text:style-name="T72">I logged into WoW but found nothing to do, laid in bed and scrolled on my phone, d119.</text:span></text:p>
      <text:p text:style-name="P63"/>
      <text:p text:style-name="P64">XI.XVI</text:p>
      <text:p text:style-name="P64"/>
      <text:p text:style-name="P64">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64"><text:soft-page-break/><text:s text:c="3"/>We drove separately to the Nissan dealership, then together to Biscuit Head, kissed in the parking lot, said hello to Julia and Rachel. I drove home, ate another plum, sorted through mail, pooped, wrote, d1102. . .<text:span text:style-name="T73">I tidied my room, laid in bed for a while, eventually decided to leave the house, drove to Vermont, parked, walked in the back door of Odd’s, ordered an Americano.</text:span></text:p>
      <text:p text:style-name="P64"><text:s text:c="3"/><text:span text:style-name="T73">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64"><text:s text:c="3"/><text:span text:style-name="T73">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wrote, d357.</text:span></text:p>
      <text:p text:style-name="P64"/>
      <text:p text:style-name="P65">. . .</text:p>
      <text:p text:style-name="P64"/>
      <text:p text:style-name="P66">She brought over gummy clusters and peanut butter cups. We cuddled in bed, made love. She drove me to the Greagle, where I ate a burger with a can of Coke, then walked up to the Music Hall. I sat with Wyndham exchanging jokes, talked to the Keys, watched the first band, hung in the green room, played a fun set, talked with Charlie and his coworker Mike, then, when Jenny Bradley and David Earl started doing their “thing,” took it as my cue to leave.</text:p>
      <text:p text:style-name="P66"><text:s text:c="3"/>I walked down to the bridge, talked to Hannah on the phone. She picked me up by the bus stop and we rode to her house, where we got in bed, took turns reading Mary Oliver poems to each other. She <text:span text:style-name="T80">then </text:span>read me a short story about a girl who had turned into a lobster as I was falling asleep and revealed it was written by Rachel Hylton.</text:p>
      <text:p text:style-name="P66"><text:soft-page-break/>XI.XVII</text:p>
      <text:p text:style-name="P66"/>
      <text:p text:style-name="P66">Hannah came and cuddled me at six. It was hard to wake up, but I started doing so at ten, played Wordle (TALLY in four,) made coffee, sat on the couch, got dressed, started being annoying and said goodbye.</text:p>
      <text:p text:style-name="P66"><text:s text:c="3"/>I walked up to Mad Banners, ordered an Americano, walked home and received a link to the new songs, 45 minutes worth! I listened to that, told the Bobbies how much I loved it, polished o<text:span text:style-name="T80">f</text:span>f my grapes, wrote, <text:span text:style-name="T63">d1229</text:span>. . .<text:span text:style-name="T74">I walked to Aldi while listening to the album, bought </text:span><text:span text:style-name="T80">more </text:span><text:span text:style-name="T74">grapes, bananas, plums, CheezIts, walked to UJ, ate a chicken sandwich w/ tots/Coke, talked with Wes, walked home, put away my groceries, continued listening, d223, </text:span><text:span text:style-name="T75">cleaned my tub, shaved into mustache mode, d250.</text:span></text:p>
      <text:p text:style-name="P66">. . .<text:span text:style-name="T76">I took a bath!, the first in my own tub in two months, listened to two songs Hannah had sent to cover, </text:span><text:span text:style-name="T20">Hard Times</text:span><text:span text:style-name="T76"> and </text:span><text:span text:style-name="T20">When It Don’t Come Easy</text:span><text:span text:style-name="T76">, d323.</text:span></text:p>
      <text:p text:style-name="P66"/>
      <text:p text:style-name="P67">. . .</text:p>
      <text:p text:style-name="P66"/>
      <text:p text:style-name="P68">I walked up to Ingles for sponges, a notebook, Hop Slams, walked home, laid in bed for an hour, walked to Odd’s, ordered a latte, drank it inside for 15 minutes, put on the album and started walking toward Hendrix. I made it to the park, realized I was ahead of schedule, sat at the top of the steps and got a text from Scott with a link to a 90-minute version.</text:p>
      <text:p text:style-name="P68"><text:s text:c="3"/>I walked to Kev’s, said hi to Alyse, went to the basement, helped Hannah load in and had a fairly fun rehearsal. I got my cymbals out of Kev’s car, put them into Hannah’s and drove us to her house, where I watched Effortless Mastery videos while she changed her strings. We listened to the 45-minute version on the couch, cuddled in bed. She eventually went to the guest room to spread out.</text:p>
      <text:p text:style-name="P68"/>
      <text:p text:style-name="P68"/>
      <text:p text:style-name="P68"/>
      <text:p text:style-name="P68"/>
      <text:p text:style-name="P68"/>
      <text:p text:style-name="P68"><text:soft-page-break/>XI.XVIII</text:p>
      <text:p text:style-name="P68"/>
      <text:p text:style-name="P68">I woke at 730, went to check my phone, cuddled Hannah a bit, went back to the big bed, texted Luke. I asked if he still needed me for recording and he said, “Sorry I thought I communicated that! Yeah we wanted to do today and tomorrow if you can!”</text:p>
      <text:p text:style-name="P68"><text:s text:c="3"/>I walked to Mad Banners, ordered a quad Americano, walked home, grabbed my car, drove to Kev’s, picked him up, drove to Hannah’s, grabbed my cymbals, went to the Shell, put air in my tire and gas in the tank. It was 9:30 so I texted Luke saying we would be a half-hour late. We went a very <text:span text:style-name="T80">curvy</text:span> way while listening to the 90-minute version, spent all day working on two songs.</text:p>
      <text:p text:style-name="P68"><text:s text:c="3"/>Luke was hyper-specific about what he wanted from the drums and the tunes ended up sounding great. We ate curry in their house and I drove a more reasonable route back to Asheville, dropped Kevin off, went home, <text:span text:style-name="T78">looked at my phone, </text:span>got undressed, took a bath, <text:span text:style-name="T77">ate popcorn and</text:span> wrote, d814.</text:p>
      <text:p text:style-name="P68"/>
      <text:p text:style-name="P69">XI.XIX</text:p>
      <text:p text:style-name="P69"/>
      <text:p text:style-name="P69">I woke around 8:30, played Wordle (GOING in three,) drove to Hannah’s, drank coffee, went to the gas station, put air in my tire, drove to Luke’s, recorded one drum-heavy song all day, ate pizza and ravioli, hung around for a bit after Kevin left, did percussion, said goodbye when they broke for dinner. I drove home, ate popcorn/grapes, laid in bed, updated WoW and wrote, d757.</text:p>
      <text:p text:style-name="P69"/>
      <text:p text:style-name="P70">XI.XX</text:p>
      <text:p text:style-name="P70"/>
      <text:p text:style-name="P70">I woke when Hannah texted me at nine. She was awake but thinking about going back to sleep, which I said sounded like a good idea. I played Wordle (NICHE in four) and had a hard time getting up. I heard the mailman come by and so eventually put on my sweatpants, went out to check it and found that my Musicares check had arrived, d1020. . .<text:span text:style-name="T79">I walked slowly to Odd’s, but they were too busy, so I went </text:span><text:soft-page-break/><text:span text:style-name="T79">on to Aldi for grapes, bananas, plums, CheezIts, then to Izzy’s for an Americano, where I texted a few people but realized I was pressed for time, headed home, unloaded groceries, grabbed my check, d1148.</text:span></text:p>
      <text:p text:style-name="P70"/>
      <text:p text:style-name="P71">. . .</text:p>
      <text:p text:style-name="P70"/>
      <text:p text:style-name="P72">I walked to Hannah’s house, attempting to go by Bad Manners, but it was 11:59 and they were closed. Hannah and I sat on the couch, talked about plans for December/January, then went to the Greagle for burgers. She went to work and I walked to the bank. I went to High-Five, but they would not be open for another week, so I went to Asheville Club and got a surprisingly/not-surprisingly terrible Americano from Thomas.</text:p>
      <text:p text:style-name="P72"><text:s text:c="3"/>I sat in the park for five minutes, walked home, laid in bed, walked to Odd’s, ordered a latte, walked to Hendrix, had a long and fun rehearsal with Charlie, Wyndham, Alyse, Dulci, Ryan, Melissa, Kevin. Melissa was disruptive as usual and it occurred to me she’s never seen how efficient and/or serious a rehearsal can be.</text:p>
      <text:p text:style-name="P72"><text:s text:c="3"/>I started walking home, but got picked up by Wyndham, who was driving a silly way. He dropped me off at Vermont/Olney. I walked to the Brew Pump, bought a sixer of Trail Pass, drank one while talking to Maria, walked to Country Club, bought an Athletic, talked mostly to Sherri, got picked up by Hannah, wore the headphones while she practiced, cuddled in bed and fell asleep after she went to the guest room.</text:p>
      <text:p text:style-name="P72"/>
      <text:p text:style-name="P72">XI.XXI</text:p>
      <text:p text:style-name="P72"/>
      <text:p text:style-name="P72">I <text:span text:style-name="T80">woke, played Wordle (SPINE in three,) </text:span>went to the guest room for cuddles around 9:30, eventually made coffee, drank it, then made love. I got dressed, opened a Trail Pass, walked to Bad Manners, ordered a latte, told Ash and Kate about the show, walked home, laid in bed, d105. . .<text:span text:style-name="T80">I checked on the Anniversary servers, but they wouldn’t be up til </text:span><text:soft-page-break/><text:span text:style-name="T80">5PM, so I ate grapes, plums, bananas, CheezIts, scrolled on my phone, </text:span><text:span text:style-name="T81">listened to </text:span><text:span text:style-name="T21">Hard </text:span><text:span text:style-name="T22">T</text:span><text:span text:style-name="T21">imes</text:span><text:span text:style-name="T81"> and made a post to my Story </text:span><text:span text:style-name="T96">(a screenshot about how good our memos sounded</text:span><text:span text:style-name="T81">,</text:span><text:span text:style-name="T96">)</text:span><text:span text:style-name="T81"> d255.</text:span></text:p>
      <text:p text:style-name="P72"/>
      <text:p text:style-name="P73">. . .</text:p>
      <text:p text:style-name="P72"/>
      <text:p text:style-name="P74">I packed up some snacks, drove to Hannah’s, helped her load up, drove to Taco Billy, where she grabbed some food. I drove downtown, parked in front of Eulogy, started to load in my drums while she finished eating. We set up, checked sounds, ate food on the heated Burial patio, went to the green room, watched Darby’s great set, played a song with her, played a decent set ourselves, mingled with good friends in the crowd.</text:p>
      <text:p text:style-name="P74"><text:s text:c="3"/>I drove us to Hannah’s house in the snow, brought in her guitar, looked at my phone while she took a bath. We fell quickly asleep.</text:p>
      <text:p text:style-name="P74"/>
      <text:p text:style-name="P74">XI.XXII</text:p>
      <text:p text:style-name="P74"/>
      <text:p text:style-name="P74">Woke at nine, played Wordle and ended my 288-day streak on PEARL, but didn’t really care. I made coffee, drank it, got dressed, put my coffee in a <text:span text:style-name="T96">paper </text:span>cup and drove home; I was blocking Hannah and she had a 10:00 massage. I started gathering laundry, stripping my bed, putting my shoes away, d1020.</text:p>
      <text:p text:style-name="P74">. . .<text:span text:style-name="T82">I made a shaman on the Anniversary server, started laundry, made my bed, went out to the car for my bag, ate from it some grapes, a plum, the CheezIts, put the drinks away. Tony moved the espresso machine upstairs and so I made a coffee. . .</text:span><text:span text:style-name="T83">I made a priest, did the first couple quests, d121. . .</text:span><text:span text:style-name="T84">I retrieved my clothes, made another coffee, did a Shamaka quest.</text:span></text:p>
      <text:p text:style-name="P74">. . .<text:span text:style-name="T85">I played some priest, played some shaman, started a rogue, d543. . .</text:span><text:span text:style-name="T86">I ordered some pizza, played some priest, played some shaman, d737. . .</text:span><text:span text:style-name="T87">I took a bath, ran to Brill on the priest, logged, looked at Instagram, got the Coke out of the fridge, had another slice, d905. . .</text:span><text:span text:style-name="T88">I did a quest on the </text:span><text:soft-page-break/><text:span text:style-name="T88">shaman, laid in bed a long time, talked to Hannah on the phone, d1149.</text:span></text:p>
      <text:p text:style-name="P74"/>
      <text:p text:style-name="P75">XI.XXIII</text:p>
      <text:p text:style-name="P75"/>
      <text:p text:style-name="P75">I woke, played Wordle, (JELLY in five,) made a cup of coffee, looked at my phone, thought about how cool it is to not drink anymore, made another cup of coffee, d1010, <text:span text:style-name="T89">did a couple shaman quests, d1045, </text:span><text:span text:style-name="T90">laid in bed, texted with Hannah, brushed my teeth, made a third coffee, </text:span><text:span text:style-name="T64">d1154</text:span><text:span text:style-name="T90">.</text:span></text:p>
      <text:p text:style-name="P75">. . .<text:span text:style-name="T91">Hannah picked me up and we rode to Odd’s, where we both ordered lattes and her a couple snacks. We drove to Harris Teeter and I snagged some grapes, coffee, CheezIts, Hop Splash. We drove to her house, laid in the guest bed, ate some broccoli/rice, drove to my house, d419. </text:span><text:span text:style-name="T92">I logged into Era, talked to Milrond, made Mooncloth, d458.</text:span></text:p>
      <text:p text:style-name="P75"/>
      <text:p text:style-name="P76">. . .</text:p>
      <text:p text:style-name="P75"/>
      <text:p text:style-name="P77">I drove to the Orange Peel, parked, loaded in, was the first one there, said hello to Jess, Zach, Scott, set up, checked sounds w/ <text:span text:style-name="T19">There’s too Many Sounds to Check</text:span>, went to Mamacita’s, ran into The Get Right Band + Molly Milroy, performed an improvised musical about Target and Following a Door Dash driver, went across the street to the Lazoom <text:span text:style-name="T96">R</text:span>oom to witness karaoke, went back across the street to Moxy, had two mocktails, drove to Hannah’s house, got undressed, talked about our gigs, got in bed.</text:p>
      <text:p text:style-name="P77"><text:s text:c="3"/>I eventually moved to the guest room.</text:p>
      <text:p text:style-name="P77"/>
      <text:p text:style-name="P77">XI.XXIV</text:p>
      <text:p text:style-name="P77"/>
      <text:p text:style-name="P78">I woke at 830, played Wordle (TWIST in five,) went to the bedroom, felt like I was waking Hannah up too early, moved back to the guest room, was joined for cuddles. At 11, I made coffee, sat in the living room, spent a long time drinking it. Hannah made food and started to clean. I got dressed, drove home, turned on the espresso machine, d1230.</text:p>
      <text:p text:style-name="P78"><text:soft-page-break/><text:span text:style-name="T93"><text:s text:c="3"/>I had a strange urge to take my boots off on the porch; Nina was out there with a letter. Apparently Tony had invited her over for dinner and she wanted me to tell him she respectfully declined. </text:span></text:p>
      <text:p text:style-name="P78">. . .<text:span text:style-name="T94">I ate lots of CheezIts, grapes, played my Shaman up to level 10, d503.</text:span></text:p>
      <text:p text:style-name="P78"/>
      <text:p text:style-name="P79">. . .</text:p>
      <text:p text:style-name="P78"/>
      <text:p text:style-name="P81">Hannah called and it seemed like she wasn’t in the mood for the fuss of a date, so I got high and ground out another level on Shamaka. I decided to take a break and got a text from Hannah asking if I wanted to go to Walmart for ant bait, and if I would drive.</text:p>
      <text:p text:style-name="P81"><text:s text:c="3"/>I went down to her house, picked her up, put air in my tire. She opened the passenger door and said, “We’re having bait night instead of date night,” shut it again. I was very proud. I drove us to the Weaverville Walmart, couldn’t find anyone in customer service; it didn’t seem like anyone was in electronics either, so I just followed Hannah around while she got ant bait, cookies, peanut butter.</text:p>
      <text:p text:style-name="P81"><text:s text:c="3"/>I bought a Snickers bar to see if I could scan my code as currency, but it didn’t work. I drove us to her house, where we decorated her Christmas tree. I didn’t feel like I was as full of life as I should have been. I laid down on her couch and she eventually came to cuddle me. I said I would either need to leave soon or go lay down.</text:p>
      <text:p text:style-name="P81"><text:s text:c="3"/>She said she might ask me to leave because she realized at some point in the day that she hadn’t gotten enough alone time and ended up wishing she had asked me to leave earlier that morning. I drove home, got straight into bed, dreamed very many dreams.</text:p>
      <text:p text:style-name="P78"/>
      <text:p text:style-name="P80"/>
      <text:p text:style-name="P80"/>
      <text:p text:style-name="P80"/>
      <text:p text:style-name="P80"/>
      <text:p text:style-name="P80"/>
      <text:p text:style-name="P80"/>
      <text:p text:style-name="P80"><text:soft-page-break/>XI.XXV</text:p>
      <text:p text:style-name="P80"/>
      <text:p text:style-name="P80">I woke around 930, played Wordle (BROWN in four,) heat up some water for my coffee cup, made a coffee, looked at my phone, made a plan to get lunch with Hannah, started heating up some more water, <text:span text:style-name="T95">wrote,</text:span><text:span text:style-name="T61">d1103</text:span><text:span text:style-name="T65"> </text:span><text:span text:style-name="T66">made edits.</text:span><text:span text:style-name="T62">d1115</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1-25T11:25:31.312171554</dc:date>
    <meta:editing-duration>P81DT10H26M59S</meta:editing-duration>
    <meta:editing-cycles>765</meta:editing-cycles>
    <meta:generator>LibreOffice/24.2.5.2$MacOSX_X86_64 LibreOffice_project/bffef4ea93e59bebbeaf7f431bb02b1a39ee8a59</meta:generator>
    <meta:print-date>2024-11-25T11:15:44.366181079</meta:print-date>
    <meta:document-statistic meta:table-count="0" meta:image-count="0" meta:object-count="0" meta:page-count="61" meta:paragraph-count="264" meta:word-count="11296" meta:character-count="59672" meta:non-whitespace-character-count="48415"/>
  </office:meta>
</office:document-meta>
</file>